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bc998" officeooo:paragraph-rsid="000bc998"/>
    </style:style>
    <style:style style:name="P2" style:family="paragraph" style:parent-style-name="Standard">
      <style:paragraph-properties fo:text-align="justify" style:justify-single-word="false"/>
      <style:text-properties officeooo:rsid="000bc998" officeooo:paragraph-rsid="000bc998"/>
    </style:style>
    <style:style style:name="P3" style:family="paragraph" style:parent-style-name="Standard">
      <style:paragraph-properties fo:text-align="center" style:justify-single-word="false"/>
      <style:text-properties fo:font-size="16pt" fo:font-weight="bold" officeooo:rsid="000bc998" officeooo:paragraph-rsid="000bc998"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0bc998" officeooo:paragraph-rsid="000bc998"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ize="9pt" officeooo:rsid="000bc998" officeooo:paragraph-rsid="000bc998" style:font-size-asian="9pt" style:font-size-complex="9pt"/>
    </style:style>
    <style:style style:name="P6" style:family="paragraph" style:parent-style-name="Standard">
      <style:paragraph-properties fo:text-align="justify" style:justify-single-word="false"/>
      <style:text-properties fo:font-size="10.5pt" fo:font-style="normal" style:text-underline-style="none" fo:font-weight="normal" officeooo:rsid="000bc998" officeooo:paragraph-rsid="000bc998" style:font-size-asian="10.5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fo:font-size="10.5pt" fo:font-style="normal" style:text-underline-style="none" fo:font-weight="normal" officeooo:rsid="000d1f53" officeooo:paragraph-rsid="000d1f53" style:font-size-asian="10.5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fo:font-size="10.5pt" fo:font-style="normal" style:text-underline-style="none" fo:font-weight="normal" officeooo:rsid="000fdb32" officeooo:paragraph-rsid="000fdb32" style:font-size-asian="10.5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fo:font-size="10.5pt" fo:font-style="normal" style:text-underline-style="none" fo:font-weight="normal" officeooo:rsid="00117d03" officeooo:paragraph-rsid="00117d03"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4925in" fo:margin-right="0in" fo:text-align="justify" style:justify-single-word="false" fo:text-indent="0in" style:auto-text-indent="false"/>
      <style:text-properties fo:font-size="9pt" officeooo:rsid="000bc998" officeooo:paragraph-rsid="000bc998" fo:background-color="transparent" style:font-size-asian="9pt" style:font-size-complex="9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d1f53"/>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0% 100%"/>
    </style:style>
    <style:style style:name="T7" style:family="text">
      <style:text-properties style:text-position="0% 100%" officeooo:rsid="000d7a56"/>
    </style:style>
    <style:style style:name="T8" style:family="text">
      <style:text-properties style:text-position="0% 100%" officeooo:rsid="000f26a4"/>
    </style:style>
    <style:style style:name="T9" style:family="text">
      <style:text-properties style:text-position="0% 100%" fo:font-weight="bold" officeooo:rsid="000f26a4" style:font-weight-asian="bold" style:font-weight-complex="bold"/>
    </style:style>
    <style:style style:name="T10" style:family="text">
      <style:text-properties style:text-position="0% 100%" fo:font-style="italic" fo:font-weight="bold" style:font-style-asian="italic" style:font-weight-asian="bold" style:font-style-complex="italic" style:font-weight-complex="bold"/>
    </style:style>
    <style:style style:name="T11" style:family="text">
      <style:text-properties style:text-position="0% 100%" officeooo:rsid="00118748"/>
    </style:style>
    <style:style style:name="T12" style:family="text">
      <style:text-properties style:text-position="super 58%" fo:font-weight="bold" officeooo:rsid="000f26a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6 – Multiplying Polynomials</text:p>
      <text:p text:style-name="P3">~Short doc~</text:p>
      <text:p text:style-name="P1"/>
      <text:p text:style-name="P1"/>
      <text:p text:style-name="P2"/>
      <text:p text:style-name="P4">Description</text:p>
      <text:p text:style-name="P4"/>
      <text:p text:style-name="P6">We are multiplying polynomials using 4 different implementations:</text:p>
      <text:p text:style-name="P6"/>
      <text:p text:style-name="P6"><text:span text:style-name="T2">1</text:span>. Linear classic multiplication</text:p>
      <text:p text:style-name="P6">2. Multi-threaded multiplication (4 Threads)</text:p>
      <text:p text:style-name="P6">3. Generalized Karatsuba for polynomials</text:p>
      <text:p text:style-name="P6">4. Multi-threaded generalized Karatsuba for polynomials</text:p>
      <text:p text:style-name="P6"/>
      <text:p text:style-name="P7">The non-parallel implementations are straight forward: for the classical multiplication, we use two <text:span text:style-name="T3">for </text:span>loops to multiply each coefficient from the first polynomial with each coefficient from the second polynomial. For the Karatsuba algorithm, we’re also doing everything in a single iteration, using again two <text:span text:style-name="T3">for </text:span>loops, but this time the first one iterates through all coefficients of the <text:span text:style-name="T3">resulting </text:span><text:s/>polynomial and the second one from the incremented value from the first loop (due to the way Karatsuba’s algorithm works – that is, computing <text:span text:style-name="T1">D</text:span><text:span text:style-name="T5">i</text:span><text:span text:style-name="T10"> = a</text:span><text:span text:style-name="T5">i</text:span><text:span text:style-name="T10">b</text:span><text:span text:style-name="T5">i </text:span><text:span text:style-name="T6"><text:s/>for all coefficients corresponding to the same degree and </text:span><text:span text:style-name="T10">D</text:span><text:span text:style-name="T5">i,j</text:span><text:span text:style-name="T10"> = (a</text:span><text:span text:style-name="T5">i </text:span><text:span text:style-name="T10"><text:s/>+ a</text:span><text:span text:style-name="T5">j</text:span><text:span text:style-name="T10">)(b</text:span><text:span text:style-name="T5">i</text:span><text:span text:style-name="T10"> + b</text:span><text:span text:style-name="T5">j</text:span><text:span text:style-name="T10">)</text:span><text:span text:style-name="T6"> where </text:span><text:span text:style-name="T10">i+j = x</text:span><text:span text:style-name="T6">, for each coefficient c</text:span><text:span text:style-name="T4">x </text:span><text:span text:style-name="T6">in the resulting polynomial</text:span><text:span text:style-name="T7">). </text:span><text:span text:style-name="T8">This way, the overall complexity is reduced from </text:span><text:span text:style-name="T9">O(n</text:span><text:span text:style-name="T12">2</text:span><text:span text:style-name="T9">)</text:span><text:span text:style-name="T8">, in the classical algorithm, to </text:span><text:span text:style-name="T9">O((n</text:span><text:span text:style-name="T12">2</text:span><text:span text:style-name="T9">-n)/2)</text:span><text:span text:style-name="T8"> in Karatsuba’s. </text:span></text:p>
      <text:p text:style-name="P7"><text:span text:style-name="T8"/></text:p>
      <text:p text:style-name="P8"><text:span text:style-name="T8">T</text:span><text:span text:style-name="T6">he parallel version of the classical multiplication is also pretty straight-forward. We are able to avoid the usage of locks in order to protect the result by efficiently dividing the resulting polynomial. The way I chose to do it is by telling each worker thread to take care in one iteration of all combinations of indexes which summed give the same result (that means no collision between threads on the same position in the resulting polynomial). Meanwhile, the parallel version of Karatsuba’s needs mutex protection, since the way I chose to do it allows existence of collisions in the resulting polynomial. Basically, each thread gets a chunk from the first iteration of the algorithm and that’s it. Unfortunately, this yields the most inefficient runtime of all implementations.</text:span></text:p>
      <text:p text:style-name="P8"><text:span text:style-name="T6"/></text:p>
      <text:p text:style-name="P9"><text:span text:style-name="T6">Here is a short runtime analysis </text:span><text:span text:style-name="T11">(Linux Mint 18.2, <text:s/>Intel i7 6600U 2.2GHz, 16GB RAM DDR4)</text:span><text:span text:style-name="T6">:</text:span></text:p>
      <text:p text:style-name="P2"/>
      <text:p text:style-name="P10">10 degree polynomials on 4 threads: <text:tab/><text:tab/><text:tab/>115 micros</text:p>
      <text:p text:style-name="P10">10 degree polynomials on one thread: <text:tab/><text:tab/><text:tab/>3 micros</text:p>
      <text:p text:style-name="P10">10 degree polynomials on one thread (Karatsuba): <text:tab/>3 micros</text:p>
      <text:p text:style-name="P10">10 degree polynomials on 4 threads (Karatsuba): <text:tab/>69 micros</text:p>
      <text:p text:style-name="P10"/>
      <text:p text:style-name="P10">100 degree polynomials on 4 threads: <text:tab/><text:tab/><text:tab/>242 micros</text:p>
      <text:p text:style-name="P10">100 degree polynomials on one thread: <text:tab/><text:tab/>64 micros</text:p>
      <text:p text:style-name="P10">100 degree polynomials on one thread (Karatsuba): <text:tab/>54 micros</text:p>
      <text:p text:style-name="P10">100 degree polynomials on 4 threads (Karatsuba): <text:tab/>277 micros</text:p>
      <text:p text:style-name="P10"/>
      <text:p text:style-name="P10">1000 degree polynomials on 4 threads: <text:tab/><text:tab/>23095 micros</text:p>
      <text:p text:style-name="P10">1000 degree polynomials on one thread: <text:tab/><text:tab/>10737 micros</text:p>
      <text:p text:style-name="P10">1000 degree polynomials on one thread (Karatsuba): <text:tab/>4942 micros</text:p>
      <text:p text:style-name="P10">1000 degree polynomials on 4 threads (Karatsuba): <text:tab/>18187 micros</text:p>
      <text:p text:style-name="P10"/>
      <text:p text:style-name="P10">3000 degree polynomials on 4 threads: <text:tab/><text:tab/>65367 micros</text:p>
      <text:p text:style-name="P10">3000 degree polynomials on one thread: <text:tab/><text:tab/>27279 micros</text:p>
      <text:p text:style-name="P10">3000 degree polynomials on one thread (Karatsuba):<text:tab/>21218 micros</text:p>
      <text:p text:style-name="P10">3000 degree polynomials on 4 threads (Karatsuba): <text:tab/>121855 micros</text:p>
      <text:p text:style-name="P10"><text:s/></text:p>
      <text:p text:style-name="P10">5000 degree polynomials on 4 threads: <text:tab/><text:tab/>98544 micros</text:p>
      <text:p text:style-name="P10">5000 degree polynomials on one thread: <text:tab/><text:tab/>76244 micros</text:p>
      <text:p text:style-name="P10">5000 degree polynomials on one thread (Karatsuba):<text:tab/>58865 micros</text:p>
      <text:p text:style-name="P10">5000 degree polynomials on 4 threads (Karatsuba): <text:tab/>350680 micro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6:37:18.002732047</meta:creation-date>
    <dc:date>2017-11-22T17:02:07.004630778</dc:date>
    <meta:editing-duration>PT24M44S</meta:editing-duration>
    <meta:editing-cycles>10</meta:editing-cycles>
    <meta:generator>LibreOffice/5.1.6.2$Linux_X86_64 LibreOffice_project/10m0$Build-2</meta:generator>
    <meta:document-statistic meta:table-count="0" meta:image-count="0" meta:object-count="0" meta:page-count="1" meta:paragraph-count="32" meta:word-count="478" meta:character-count="3116" meta:non-whitespace-character-count="2630"/>
  </office:meta>
</office:document-meta>
</file>